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1D000002E5BEA876C579FC5C54.png" manifest:media-type="image/png"/>
  <manifest:file-entry manifest:full-path="Pictures/10000201000001CF000001AD7C3647379BE1F6D9.png" manifest:media-type="image/png"/>
  <manifest:file-entry manifest:full-path="Pictures/10000201000001FF0000019B46C12DC3731289DE.png" manifest:media-type="image/png"/>
  <manifest:file-entry manifest:full-path="Pictures/1000020100000056000000146745D28B8E9F4CD3.png" manifest:media-type="image/png"/>
  <manifest:file-entry manifest:full-path="Pictures/100002010000005A00000014F1CEE888BC6E23FF.png" manifest:media-type="image/png"/>
  <manifest:file-entry manifest:full-path="Pictures/10000201000001CF000002BF54A7A9A833F15F5A.png" manifest:media-type="image/png"/>
  <manifest:file-entry manifest:full-path="Pictures/10000000000003FD000002FE30BD53D4D86FB712.png" manifest:media-type="image/png"/>
  <manifest:file-entry manifest:full-path="Pictures/10000201000000B800000014A55DCCB5DF08DC61.png" manifest:media-type="image/png"/>
  <manifest:file-entry manifest:full-path="Pictures/10000000000003FD000002FEF6581D7C66B36502.png" manifest:media-type="image/png"/>
  <manifest:file-entry manifest:full-path="Pictures/10000000000003FB000002FE9E9829A62CC5C607.png" manifest:media-type="image/png"/>
  <manifest:file-entry manifest:full-path="Pictures/10000201000002F80000010F0F0E73F22980F421.png" manifest:media-type="image/png"/>
  <manifest:file-entry manifest:full-path="Pictures/100002010000006800000014FB48F0B28D53D9F2.png" manifest:media-type="image/png"/>
  <manifest:file-entry manifest:full-path="Pictures/10000201000003FC000002FE87524FDDC56B0E9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Forestbird-title">
      <style:graphic-properties fo:min-height="3.506cm"/>
    </style:style>
    <style:style style:name="pr2" style:family="presentation" style:parent-style-name="Forestbird-subtitle">
      <style:graphic-properties draw:fill-color="#ffffff" fo:min-height="12.179cm"/>
    </style:style>
    <style:style style:name="pr3" style:family="presentation" style:parent-style-name="Forestbird-notes">
      <style:graphic-properties draw:fill-color="#ffffff" fo:min-height="13.364cm"/>
    </style:style>
    <style:style style:name="pr4" style:family="presentation" style:parent-style-name="Forestbird1-title">
      <style:graphic-properties draw:auto-grow-height="true" fo:min-height="3.506cm"/>
    </style:style>
    <style:style style:name="pr5" style:family="presentation" style:parent-style-name="Forestbird1-notes">
      <style:graphic-properties draw:fill-color="#ffffff" draw:auto-grow-height="true" fo:min-height="13.364cm"/>
    </style:style>
    <style:style style:name="pr6" style:family="presentation" style:parent-style-name="Forestbird2-title">
      <style:graphic-properties draw:auto-grow-height="true" fo:min-height="3.506cm"/>
    </style:style>
    <style:style style:name="pr7" style:family="presentation" style:parent-style-name="Forestbird2-notes">
      <style:graphic-properties draw:fill-color="#ffffff" draw:auto-grow-height="true" fo:min-height="13.364cm"/>
    </style:style>
    <style:style style:name="pr8" style:family="presentation" style:parent-style-name="Forestbird3-title">
      <style:graphic-properties draw:auto-grow-height="true" fo:min-height="3.506cm"/>
    </style:style>
    <style:style style:name="pr9" style:family="presentation" style:parent-style-name="Forestbird3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LoRaWebChat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Dezentrales Echtzeitchat mit LoRa</text:p>
          </draw:text-box>
        </draw:frame>
        <draw:frame draw:style-name="gr1" draw:text-style-name="P2" draw:layer="layout" svg:width="3.65cm" svg:height="0.396cm" svg:x="1.15cm" svg:y="19.404cm">
          <draw:image xlink:href="Pictures/10000201000000B800000014A55DCCB5DF08DC61.png" xlink:type="simple" xlink:show="embed" xlink:actuate="onLoad">
            <text:p/>
          </draw:image>
        </draw:frame>
        <draw:frame draw:style-name="gr1" draw:text-style-name="P2" draw:layer="layout" svg:width="2.063cm" svg:height="0.396cm" svg:x="1.8cm" svg:y="20.204cm">
          <draw:image xlink:href="Pictures/100002010000006800000014FB48F0B28D53D9F2.png" xlink:type="simple" xlink:show="embed" xlink:actuate="onLoad">
            <text:p/>
          </draw:image>
        </draw:frame>
        <draw:frame draw:style-name="gr1" draw:text-style-name="P2" draw:layer="layout" svg:width="1.785cm" svg:height="0.396cm" svg:x="25cm" svg:y="19.4cm">
          <draw:image xlink:href="Pictures/100002010000005A00000014F1CEE888BC6E23FF.png" xlink:type="simple" xlink:show="embed" xlink:actuate="onLoad">
            <text:p/>
          </draw:image>
        </draw:frame>
        <draw:frame draw:style-name="gr1" draw:text-style-name="P2" draw:layer="layout" svg:width="1.706cm" svg:height="0.396cm" svg:x="25cm" svg:y="20.204cm">
          <draw:image xlink:href="Pictures/1000020100000056000000146745D28B8E9F4CD3.png" xlink:type="simple" xlink:show="embed" xlink:actuate="onLoad">
            <text:p/>
          </draw:image>
        </draw:frame>
        <draw:frame draw:style-name="gr2" draw:text-style-name="P3" draw:layer="layout" svg:width="18.367cm" svg:height="1.673cm" svg:x="5.433cm" svg:y="19.2cm">
          <draw:text-box>
            <text:p>Quellcode: <text:s text:c="8"/><text:a xlink:href="https://github.com/linuxluigi/PyLoRaWebChat" xlink:type="simple">https://github.com/linuxluigi/PyLoRaWebChat</text:a><text:line-break/>Dokumentation: <text:a xlink:href="https://pylorawebchat.readthedocs.io/en/latest/" xlink:type="simple">https://pylorawebchat.readthedocs.io/en/latest/</text:a><text:s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Ra Netzwerk</text:p>
          </draw:text-box>
        </draw:frame>
        <draw:frame draw:style-name="gr1" draw:text-style-name="P2" draw:layer="layout" svg:width="15.141cm" svg:height="12.179cm" svg:x="6.428cm" svg:y="4.913cm" presentation:class="graphic">
          <draw:image xlink:href="Pictures/10000201000001FF0000019B46C12DC3731289DE.png" xlink:type="simple" xlink:show="embed" xlink:actuate="onLoad">
            <text:p/>
          </draw:image>
        </draw:frame>
        <draw:frame draw:style-name="gr1" draw:text-style-name="P2" draw:layer="layout" svg:width="3.65cm" svg:height="0.396cm" svg:x="1.151cm" svg:y="19.405cm">
          <draw:image xlink:href="Pictures/10000201000000B800000014A55DCCB5DF08DC61.png" xlink:type="simple" xlink:show="embed" xlink:actuate="onLoad">
            <text:p/>
          </draw:image>
        </draw:frame>
        <draw:frame draw:style-name="gr1" draw:text-style-name="P2" draw:layer="layout" svg:width="2.063cm" svg:height="0.396cm" svg:x="1.801cm" svg:y="20.205cm">
          <draw:image xlink:href="Pictures/100002010000006800000014FB48F0B28D53D9F2.png" xlink:type="simple" xlink:show="embed" xlink:actuate="onLoad">
            <text:p/>
          </draw:image>
        </draw:frame>
        <draw:frame draw:style-name="gr1" draw:text-style-name="P2" draw:layer="layout" svg:width="1.785cm" svg:height="0.396cm" svg:x="25.001cm" svg:y="19.401cm">
          <draw:image xlink:href="Pictures/100002010000005A00000014F1CEE888BC6E23FF.png" xlink:type="simple" xlink:show="embed" xlink:actuate="onLoad">
            <text:p/>
          </draw:image>
        </draw:frame>
        <draw:frame draw:style-name="gr1" draw:text-style-name="P2" draw:layer="layout" svg:width="1.706cm" svg:height="0.396cm" svg:x="25.001cm" svg:y="20.205cm">
          <draw:image xlink:href="Pictures/1000020100000056000000146745D28B8E9F4CD3.png" xlink:type="simple" xlink:show="embed" xlink:actuate="onLoad">
            <text:p/>
          </draw:image>
        </draw:frame>
        <draw:frame draw:style-name="gr2" draw:text-style-name="P3" draw:layer="layout" svg:width="18.367cm" svg:height="1.673cm" svg:x="5.434cm" svg:y="19.201cm">
          <draw:text-box>
            <text:p>Quellcode: <text:s text:c="8"/><text:a xlink:href="https://github.com/linuxluigi/PyLoRaWebChat" xlink:type="simple">https://github.com/linuxluigi/PyLoRaWebChat</text:a><text:line-break/>Dokumentation: <text:a xlink:href="https://pylorawebchat.readthedocs.io/en/latest/" xlink:type="simple">https://pylorawebchat.readthedocs.io/en/latest/</text:a><text:s/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Ziel Aufbau</text:p>
          </draw:text-box>
        </draw:frame>
        <draw:frame draw:style-name="gr1" draw:text-style-name="P2" draw:layer="layout" svg:width="13.144cm" svg:height="12.179cm" svg:x="7.427cm" svg:y="4.913cm" presentation:class="graphic" presentation:user-transformed="true">
          <draw:image xlink:href="Pictures/10000201000001CF000001AD7C3647379BE1F6D9.png" xlink:type="simple" xlink:show="embed" xlink:actuate="onLoad">
            <text:p/>
          </draw:image>
        </draw:frame>
        <draw:frame draw:style-name="gr1" draw:text-style-name="P2" draw:layer="layout" svg:width="3.65cm" svg:height="0.396cm" svg:x="1.151cm" svg:y="19.405cm">
          <draw:image xlink:href="Pictures/10000201000000B800000014A55DCCB5DF08DC61.png" xlink:type="simple" xlink:show="embed" xlink:actuate="onLoad">
            <text:p/>
          </draw:image>
        </draw:frame>
        <draw:frame draw:style-name="gr1" draw:text-style-name="P2" draw:layer="layout" svg:width="2.063cm" svg:height="0.396cm" svg:x="1.801cm" svg:y="20.205cm">
          <draw:image xlink:href="Pictures/100002010000006800000014FB48F0B28D53D9F2.png" xlink:type="simple" xlink:show="embed" xlink:actuate="onLoad">
            <text:p/>
          </draw:image>
        </draw:frame>
        <draw:frame draw:style-name="gr1" draw:text-style-name="P2" draw:layer="layout" svg:width="1.785cm" svg:height="0.396cm" svg:x="25.001cm" svg:y="19.401cm">
          <draw:image xlink:href="Pictures/100002010000005A00000014F1CEE888BC6E23FF.png" xlink:type="simple" xlink:show="embed" xlink:actuate="onLoad">
            <text:p/>
          </draw:image>
        </draw:frame>
        <draw:frame draw:style-name="gr1" draw:text-style-name="P2" draw:layer="layout" svg:width="1.706cm" svg:height="0.396cm" svg:x="25.001cm" svg:y="20.205cm">
          <draw:image xlink:href="Pictures/1000020100000056000000146745D28B8E9F4CD3.png" xlink:type="simple" xlink:show="embed" xlink:actuate="onLoad">
            <text:p/>
          </draw:image>
        </draw:frame>
        <draw:frame draw:style-name="gr2" draw:text-style-name="P3" draw:layer="layout" svg:width="18.367cm" svg:height="1.673cm" svg:x="5.434cm" svg:y="19.201cm">
          <draw:text-box>
            <text:p>Quellcode: <text:s text:c="8"/><text:a xlink:href="https://github.com/linuxluigi/PyLoRaWebChat" xlink:type="simple">https://github.com/linuxluigi/PyLoRaWebChat</text:a><text:line-break/>Dokumentation: <text:a xlink:href="https://pylorawebchat.readthedocs.io/en/latest/" xlink:type="simple">https://pylorawebchat.readthedocs.io/en/latest/</text:a><text:s/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Umgesetzter Aufbau</text:p>
          </draw:text-box>
        </draw:frame>
        <draw:frame draw:style-name="gr1" draw:text-style-name="P2" draw:layer="layout" svg:width="10.088cm" svg:height="15.317cm" svg:x="8cm" svg:y="3.683cm" presentation:class="graphic" presentation:user-transformed="true">
          <draw:image xlink:href="Pictures/10000201000001CF000002BF54A7A9A833F15F5A.png" xlink:type="simple" xlink:show="embed" xlink:actuate="onLoad">
            <text:p/>
          </draw:image>
        </draw:frame>
        <draw:frame draw:style-name="gr1" draw:text-style-name="P2" draw:layer="layout" svg:width="3.65cm" svg:height="0.396cm" svg:x="1.151cm" svg:y="19.405cm">
          <draw:image xlink:href="Pictures/10000201000000B800000014A55DCCB5DF08DC61.png" xlink:type="simple" xlink:show="embed" xlink:actuate="onLoad">
            <text:p/>
          </draw:image>
        </draw:frame>
        <draw:frame draw:style-name="gr1" draw:text-style-name="P2" draw:layer="layout" svg:width="2.063cm" svg:height="0.396cm" svg:x="1.801cm" svg:y="20.205cm">
          <draw:image xlink:href="Pictures/100002010000006800000014FB48F0B28D53D9F2.png" xlink:type="simple" xlink:show="embed" xlink:actuate="onLoad">
            <text:p/>
          </draw:image>
        </draw:frame>
        <draw:frame draw:style-name="gr1" draw:text-style-name="P2" draw:layer="layout" svg:width="1.785cm" svg:height="0.396cm" svg:x="25.001cm" svg:y="19.401cm">
          <draw:image xlink:href="Pictures/100002010000005A00000014F1CEE888BC6E23FF.png" xlink:type="simple" xlink:show="embed" xlink:actuate="onLoad">
            <text:p/>
          </draw:image>
        </draw:frame>
        <draw:frame draw:style-name="gr1" draw:text-style-name="P2" draw:layer="layout" svg:width="1.706cm" svg:height="0.396cm" svg:x="25.001cm" svg:y="20.205cm">
          <draw:image xlink:href="Pictures/1000020100000056000000146745D28B8E9F4CD3.png" xlink:type="simple" xlink:show="embed" xlink:actuate="onLoad">
            <text:p/>
          </draw:image>
        </draw:frame>
        <draw:frame draw:style-name="gr2" draw:text-style-name="P3" draw:layer="layout" svg:width="18.367cm" svg:height="1.673cm" svg:x="5.434cm" svg:y="19.201cm">
          <draw:text-box>
            <text:p>Quellcode: <text:s text:c="8"/><text:a xlink:href="https://github.com/linuxluigi/PyLoRaWebChat" xlink:type="simple">https://github.com/linuxluigi/PyLoRaWebChat</text:a><text:line-break/>Dokumentation: <text:a xlink:href="https://pylorawebchat.readthedocs.io/en/latest/" xlink:type="simple">https://pylorawebchat.readthedocs.io/en/latest/</text:a><text:s/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ocker</text:p>
          </draw:text-box>
        </draw:frame>
        <draw:frame draw:style-name="gr1" draw:text-style-name="P2" draw:layer="layout" svg:width="16.363cm" svg:height="15.214cm" svg:x="6.037cm" svg:y="3.6cm" presentation:class="graphic" presentation:user-transformed="true">
          <draw:image xlink:href="Pictures/100002010000031D000002E5BEA876C579FC5C54.png" xlink:type="simple" xlink:show="embed" xlink:actuate="onLoad">
            <text:p/>
          </draw:image>
        </draw:frame>
        <draw:frame draw:style-name="gr1" draw:text-style-name="P2" draw:layer="layout" svg:width="3.65cm" svg:height="0.396cm" svg:x="1.151cm" svg:y="19.405cm">
          <draw:image xlink:href="Pictures/10000201000000B800000014A55DCCB5DF08DC61.png" xlink:type="simple" xlink:show="embed" xlink:actuate="onLoad">
            <text:p/>
          </draw:image>
        </draw:frame>
        <draw:frame draw:style-name="gr1" draw:text-style-name="P2" draw:layer="layout" svg:width="2.063cm" svg:height="0.396cm" svg:x="1.801cm" svg:y="20.205cm">
          <draw:image xlink:href="Pictures/100002010000006800000014FB48F0B28D53D9F2.png" xlink:type="simple" xlink:show="embed" xlink:actuate="onLoad">
            <text:p/>
          </draw:image>
        </draw:frame>
        <draw:frame draw:style-name="gr1" draw:text-style-name="P2" draw:layer="layout" svg:width="1.785cm" svg:height="0.396cm" svg:x="25.001cm" svg:y="19.401cm">
          <draw:image xlink:href="Pictures/100002010000005A00000014F1CEE888BC6E23FF.png" xlink:type="simple" xlink:show="embed" xlink:actuate="onLoad">
            <text:p/>
          </draw:image>
        </draw:frame>
        <draw:frame draw:style-name="gr1" draw:text-style-name="P2" draw:layer="layout" svg:width="1.706cm" svg:height="0.396cm" svg:x="25.001cm" svg:y="20.205cm">
          <draw:image xlink:href="Pictures/1000020100000056000000146745D28B8E9F4CD3.png" xlink:type="simple" xlink:show="embed" xlink:actuate="onLoad">
            <text:p/>
          </draw:image>
        </draw:frame>
        <draw:frame draw:style-name="gr2" draw:text-style-name="P3" draw:layer="layout" svg:width="18.367cm" svg:height="1.673cm" svg:x="5.434cm" svg:y="19.201cm">
          <draw:text-box>
            <text:p>Quellcode: <text:s text:c="8"/><text:a xlink:href="https://github.com/linuxluigi/PyLoRaWebChat" xlink:type="simple">https://github.com/linuxluigi/PyLoRaWebChat</text:a><text:line-break/>Dokumentation: <text:a xlink:href="https://pylorawebchat.readthedocs.io/en/latest/" xlink:type="simple">https://pylorawebchat.readthedocs.io/en/latest/</text:a><text:s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2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ebsite</text:p>
          </draw:text-box>
        </draw:frame>
        <draw:frame draw:style-name="gr1" draw:text-style-name="P2" draw:layer="layout" svg:width="25.199cm" svg:height="8.985cm" svg:x="1.4cm" svg:y="6.511cm">
          <draw:image xlink:href="Pictures/10000201000002F80000010F0F0E73F22980F421.png" xlink:type="simple" xlink:show="embed" xlink:actuate="onLoad">
            <text:p/>
          </draw:image>
        </draw:frame>
        <draw:frame draw:style-name="gr1" draw:text-style-name="P2" draw:layer="layout" svg:width="3.65cm" svg:height="0.396cm" svg:x="1.151cm" svg:y="19.405cm">
          <draw:image xlink:href="Pictures/10000201000000B800000014A55DCCB5DF08DC61.png" xlink:type="simple" xlink:show="embed" xlink:actuate="onLoad">
            <text:p/>
          </draw:image>
        </draw:frame>
        <draw:frame draw:style-name="gr1" draw:text-style-name="P2" draw:layer="layout" svg:width="2.063cm" svg:height="0.396cm" svg:x="1.801cm" svg:y="20.205cm">
          <draw:image xlink:href="Pictures/100002010000006800000014FB48F0B28D53D9F2.png" xlink:type="simple" xlink:show="embed" xlink:actuate="onLoad">
            <text:p/>
          </draw:image>
        </draw:frame>
        <draw:frame draw:style-name="gr1" draw:text-style-name="P2" draw:layer="layout" svg:width="1.785cm" svg:height="0.396cm" svg:x="25.001cm" svg:y="19.401cm">
          <draw:image xlink:href="Pictures/100002010000005A00000014F1CEE888BC6E23FF.png" xlink:type="simple" xlink:show="embed" xlink:actuate="onLoad">
            <text:p/>
          </draw:image>
        </draw:frame>
        <draw:frame draw:style-name="gr1" draw:text-style-name="P2" draw:layer="layout" svg:width="1.706cm" svg:height="0.396cm" svg:x="25.001cm" svg:y="20.205cm">
          <draw:image xlink:href="Pictures/1000020100000056000000146745D28B8E9F4CD3.png" xlink:type="simple" xlink:show="embed" xlink:actuate="onLoad">
            <text:p/>
          </draw:image>
        </draw:frame>
        <draw:frame draw:style-name="gr2" draw:text-style-name="P3" draw:layer="layout" svg:width="18.367cm" svg:height="1.673cm" svg:x="5.434cm" svg:y="19.201cm">
          <draw:text-box>
            <text:p>Quellcode: <text:s text:c="8"/><text:a xlink:href="https://github.com/linuxluigi/PyLoRaWebChat" xlink:type="simple">https://github.com/linuxluigi/PyLoRaWebChat</text:a><text:line-break/>Dokumentation: <text:a xlink:href="https://pylorawebchat.readthedocs.io/en/latest/" xlink:type="simple">https://pylorawebchat.readthedocs.io/en/latest/</text:a><text:s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201000003FC000002FE87524FDDC56B0E9E.png" xlink:type="simple" xlink:show="embed" xlink:actuate="onLoad"/>
    <draw:fill-image draw:name="Bitmap_20_6" draw:display-name="Bitmap 6" xlink:href="Pictures/10000000000003FB000002FE9E9829A62CC5C607.png" xlink:type="simple" xlink:show="embed" xlink:actuate="onLoad"/>
    <draw:fill-image draw:name="Bitmap_20_7" draw:display-name="Bitmap 7" xlink:href="Pictures/10000000000003FD000002FE30BD53D4D86FB712.png" xlink:type="simple" xlink:show="embed" xlink:actuate="onLoad"/>
    <draw:fill-image draw:name="background" xlink:href="Pictures/10000000000003FD000002FEF6581D7C66B3650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restbird" style:page-layout-name="PM1" draw:style-name="Mdp1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2">
      <office:forms form:automatic-focus="false" form:apply-design-mode="false"/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3">
      <office:forms form:automatic-focus="false" form:apply-design-mode="false"/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4">
      <office:forms form:automatic-focus="false" form:apply-design-mode="false"/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6T09:06:29.315953895</meta:creation-date>
    <meta:editing-duration>PT6M27S</meta:editing-duration>
    <meta:editing-cycles>2</meta:editing-cycles>
    <meta:generator>LibreOffice/6.0.2.1$MacOSX_X86_64 LibreOffice_project/f7f06a8f319e4b62f9bc5095aa112a65d2f3ac89</meta:generator>
    <dc:title>Forestbird</dc:title>
    <meta:initial-creator>Steffen Exler</meta:initial-creator>
    <dc:date>2019-06-26T09:23:27.803025512</dc:date>
    <dc:creator>Steffen Exler</dc:creator>
    <meta:document-statistic meta:object-count="108"/>
  </office:meta>
</office:document-meta>
</file>